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B7C260084F53711016.png" manifest:media-type="image/png"/>
  <manifest:file-entry manifest:full-path="Pictures/100000000000007D000000EDB0687ACBF22675B3.png" manifest:media-type="image/png"/>
  <manifest:file-entry manifest:full-path="Pictures/1000000000000084000000E8666A63C459F1EB63.png" manifest:media-type="image/png"/>
  <manifest:file-entry manifest:full-path="Pictures/1000000000000092000000E9CB3533C008EA2CAD.png" manifest:media-type="image/png"/>
  <manifest:file-entry manifest:full-path="Pictures/10000000000000EF00000054E871F7280F0757F7.png" manifest:media-type="image/png"/>
  <manifest:file-entry manifest:full-path="Pictures/10000000000000F10000005F95B41F41556BC0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403cm" svg:height="10.246cm" svg:x="1.947cm" svg:y="2.143cm">
          <draw:image xlink:href="Pictures/100000000000007D000000EDB0687ACBF22675B3.png" xlink:type="simple" xlink:show="embed" xlink:actuate="onLoad" loext:mime-type="image/png">
            <text:p/>
          </draw:image>
        </draw:frame>
        <draw:frame draw:style-name="gr1" draw:text-style-name="P1" draw:layer="layout" svg:width="5.796cm" svg:height="10.185cm" svg:x="10.063cm" svg:y="2.016cm">
          <draw:image xlink:href="Pictures/1000000000000084000000E8666A63C459F1EB63.png" xlink:type="simple" xlink:show="embed" xlink:actuate="onLoad" loext:mime-type="image/png">
            <text:p/>
          </draw:image>
        </draw:frame>
        <draw:frame draw:style-name="gr1" draw:text-style-name="P1" draw:layer="layout" svg:width="6.35cm" svg:height="10.135cm" svg:x="18.78cm" svg:y="2.168cm">
          <draw:image xlink:href="Pictures/1000000000000092000000E9CB3533C008EA2CAD.png" xlink:type="simple" xlink:show="embed" xlink:actuate="onLoad" loext:mime-type="image/png">
            <text:p/>
          </draw:image>
        </draw:frame>
        <draw:frame draw:style-name="gr1" draw:text-style-name="P1" draw:layer="layout" svg:width="4.418cm" svg:height="4.841cm" svg:x="1.408cm" svg:y="14.208cm">
          <draw:image xlink:href="Pictures/10000000000000A7000000B7C260084F53711016.png" xlink:type="simple" xlink:show="embed" xlink:actuate="onLoad" loext:mime-type="image/png">
            <text:p/>
          </draw:image>
        </draw:frame>
        <draw:frame draw:style-name="gr1" draw:text-style-name="P1" draw:layer="layout" svg:width="7.088cm" svg:height="2.794cm" svg:x="18.272cm" svg:y="14.208cm">
          <draw:image xlink:href="Pictures/10000000000000F10000005F95B41F41556BC0DC.png" xlink:type="simple" xlink:show="embed" xlink:actuate="onLoad" loext:mime-type="image/png">
            <text:p/>
          </draw:image>
        </draw:frame>
        <draw:frame draw:style-name="gr1" draw:text-style-name="P1" draw:layer="layout" svg:width="6.323cm" svg:height="2.222cm" svg:x="9.636cm" svg:y="14.526cm">
          <draw:image xlink:href="Pictures/10000000000000EF00000054E871F7280F0757F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5.2$Windows_X86_64 LibreOffice_project/1ec314fa52f458adc18c4f025c545a4e8b22c159</meta:generator>
    <dc:date>2021-01-28T09:16:06.526000000</dc:date>
    <meta:editing-duration>PT8M53S</meta:editing-duration>
    <meta:editing-cycles>3</meta:editing-cycles>
    <meta:document-statistic meta:object-count="6"/>
  </office:meta>
</office:document-meta>
</file>